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T4_9" style:family="text">
      <style:text-properties fo:font-size="10pt" style:font-size-asian="10pt" style:font-size-complex="10pt"/>
    </style:style>
    <style:style style:name="T4_10" style:family="text">
      <style:text-properties fo:font-size="10pt" style:font-size-asian="10pt" style:font-size-complex="10pt"/>
    </style:style>
    <style:style style:name="T4_11" style:family="text">
      <style:text-properties fo:font-size="10pt" style:font-size-asian="10pt" style:font-size-complex="10pt"/>
    </style:style>
    <style:style style:name="T4_12" style:family="text">
      <style:text-properties fo:font-size="10pt" style:font-size-asian="10pt" style:font-size-complex="10pt"/>
    </style:style>
    <style:style style:name="T4_13" style:family="text">
      <style:text-properties fo:font-size="10pt" style:font-size-asian="10pt" style:font-size-complex="10pt"/>
    </style:style>
    <style:style style:name="T4_14" style:family="text">
      <style:text-properties fo:font-size="10pt" style:font-size-asian="10pt" style:font-size-complex="10pt"/>
    </style:style>
    <style:style style:name="T4_15" style:family="text">
      <style:text-properties fo:font-size="10pt" style:font-size-asian="10pt" style:font-size-complex="10pt"/>
    </style:style>
    <style:style style:name="T4_16" style:family="text">
      <style:text-properties fo:font-size="10pt" style:font-size-asian="10pt" style:font-size-complex="10pt"/>
    </style:style>
    <style:style style:name="T4_17" style:family="text">
      <style:text-properties fo:font-size="10pt" style:font-size-asian="10pt" style:font-size-complex="10pt"/>
    </style:style>
    <style:style style:name="T4_18" style:family="text">
      <style:text-properties fo:font-size="10pt" style:font-size-asian="10pt" style:font-size-complex="10pt"/>
    </style:style>
    <style:style style:name="T4_19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10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_1" style:family="text"/>
    <style:style style:name="P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_1" style:family="text"/>
    <style:style style:name="P1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14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4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4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4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4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4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4_7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able1" style:family="table">
      <style:table-properties table:align="left" style:width="17.59cm" fo:margin-left="0.176cm"/>
    </style:style>
    <style:style style:name="Column1" style:family="table-column">
      <style:table-column-properties style:column-width="8.795cm"/>
    </style:style>
    <style:style style:name="Column2" style:family="table-column">
      <style:table-column-properties style:column-width="8.79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fo:margin-bottom="0.212cm" fo:margin-right="0cm" style:writing-mode="lr-tb"/>
    </style:style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6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6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6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6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P3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P41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1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1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1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41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2_1" style:family="text"/>
    <style:style style:name="T42_2" style:family="text"/>
    <style:style style:name="T42_3" style:family="text"/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Navigate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Describes</text:span><text:span text:style-name="T4_2"><text:s/></text:span><text:span text:style-name="T4_3">how</text:span><text:span text:style-name="T4_4"><text:s/></text:span><text:span text:style-name="T4_5">the</text:span><text:span text:style-name="T4_6"><text:s/></text:span><text:span text:style-name="T4_7">player</text:span><text:span text:style-name="T4_8"><text:s/></text:span><text:span text:style-name="T4_9">navigates</text:span><text:span text:style-name="T4_10"><text:s/></text:span><text:span text:style-name="T4_11">his</text:span><text:span text:style-name="T4_12"><text:s/></text:span><text:span text:style-name="T4_13">unit</text:span><text:span text:style-name="T4_14"><text:s/></text:span><text:span text:style-name="T4_15">across</text:span><text:span text:style-name="T4_16"><text:s/></text:span><text:span text:style-name="T4_17">the</text:span><text:span text:style-name="T4_18"><text:s/></text:span><text:span text:style-name="T4_19">battlefield</text:span></text:p>
      <text:p text:style-name="P5"/>
      <text:p text:style-name="P6"><text:span text:style-name="T6_1">High</text:span><text:span text:style-name="T6_2"><text:s/></text:span><text:span text:style-name="T6_3">P</text:span><text:span text:style-name="T6_4">r</text:span><text:span text:style-name="T6_5">iority</text:span><text:span text:style-name="T6_6"><text:s/></text:span></text:p>
      <text:p text:style-name="P7"/>
      <text:p text:style-name="P8"><text:span text:style-name="T8_1">Includes</text:span><text:span text:style-name="T8_2">:<text:s/></text:span><text:span text:style-name="T8_3">UC</text:span><text:span text:style-name="T8_4">:<text:s/></text:span><text:span text:style-name="T8_5">PickupItem</text:span><text:span text:style-name="T8_6">,<text:s/></text:span><text:span text:style-name="T8_7">Collide</text:span></text:p>
      <text:p text:style-name="P9"/>
      <text:p text:style-name="P10"><text:span text:style-name="T10_1">Participating</text:span><text:span text:style-name="T10_2"><text:s/></text:span><text:span text:style-name="T10_3">actors</text:span></text:p>
      <text:list text:style-name="LS1" xml:id="list0">
        <text:list-item>
          <text:p text:style-name="P11"><text:span text:style-name="T11_1">Player</text:span></text:p>
        </text:list-item>
        <text:list-item>
          <text:p text:style-name="P12"><text:span text:style-name="T12_1">System</text:span></text:p>
        </text:list-item>
      </text:list>
      <text:p text:style-name="P13"/>
      <text:p text:style-name="P14"><text:span text:style-name="T14_1">Normal</text:span><text:span text:style-name="T14_2"><text:s/></text:span><text:span text:style-name="T14_3">flow</text:span><text:span text:style-name="T14_4"><text:s/></text:span><text:span text:style-name="T14_5">of</text:span><text:span text:style-name="T14_6"><text:s/></text:span><text:span text:style-name="T14_7">events</text:span></text:p>
      <text:p text:style-name="P1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6"><text:span text:style-name="T16_1">Player</text:span></text:p>
          </table:table-cell>
          <table:table-cell table:style-name="Cell2">
            <text:p text:style-name="P17"><text:span text:style-name="T17_1">System</text:span></text:p>
          </table:table-cell>
        </table:table-row>
        <table:table-row table:style-name="Row2">
          <table:table-cell table:style-name="Cell3">
            <text:p text:style-name="P18"><text:span text:style-name="T18_1">Player</text:span><text:span text:style-name="T18_2"><text:s/></text:span><text:span text:style-name="T18_3">holds</text:span><text:span text:style-name="T18_4"><text:s/></text:span><text:span text:style-name="T18_5">forward</text:span><text:span text:style-name="T18_6"><text:s/></text:span><text:span text:style-name="T18_7">key</text:span></text:p>
          </table:table-cell>
          <table:table-cell table:style-name="Cell4">
            <text:p text:style-name="P19"/>
          </table:table-cell>
        </table:table-row>
        <table:table-row table:style-name="Row3">
          <table:table-cell table:style-name="Cell5">
            <text:p text:style-name="P20"/>
          </table:table-cell>
          <table:table-cell table:style-name="Cell6">
            <text:p text:style-name="P21"><text:span text:style-name="T21_1">Increase</text:span><text:span text:style-name="T21_2"><text:s/></text:span><text:span text:style-name="T21_3">movement</text:span><text:span text:style-name="T21_4"><text:s/></text:span><text:span text:style-name="T21_5">speed</text:span><text:span text:style-name="T21_6"><text:s/></text:span><text:span text:style-name="T21_7">until</text:span><text:span text:style-name="T21_8"><text:s/></text:span><text:span text:style-name="T21_9">speed</text:span><text:span text:style-name="T21_10"><text:s/></text:span><text:span text:style-name="T21_11">limit</text:span><text:span text:style-name="T21_12"><text:s/></text:span><text:span text:style-name="T21_13">is</text:span><text:span text:style-name="T21_14"><text:s/></text:span><text:span text:style-name="T21_15">reached</text:span></text:p>
          </table:table-cell>
        </table:table-row>
        <table:table-row table:style-name="Row4">
          <table:table-cell table:style-name="Cell7">
            <text:p text:style-name="P22"><text:span text:style-name="T22_1">Player</text:span><text:span text:style-name="T22_2"><text:s/></text:span><text:span text:style-name="T22_3">holds</text:span><text:span text:style-name="T22_4"><text:s/></text:span><text:span text:style-name="T22_5">left</text:span><text:span text:style-name="T22_6">-/</text:span><text:span text:style-name="T22_7">right</text:span><text:span text:style-name="T22_8"><text:s/></text:span><text:span text:style-name="T22_9">key</text:span><text:span text:style-name="T22_10"><text:s/></text:span></text:p>
          </table:table-cell>
          <table:table-cell table:style-name="Cell8">
            <text:p text:style-name="P23"/>
          </table:table-cell>
        </table:table-row>
        <table:table-row table:style-name="Row5">
          <table:table-cell table:style-name="Cell9">
            <text:p text:style-name="P24"/>
          </table:table-cell>
          <table:table-cell table:style-name="Cell10">
            <text:p text:style-name="P25"><text:span text:style-name="T25_1">Continuously</text:span><text:span text:style-name="T25_2"><text:s/></text:span><text:span text:style-name="T25_3">update</text:span><text:span text:style-name="T25_4"><text:s/></text:span><text:span text:style-name="T25_5">movement</text:span><text:span text:style-name="T25_6"><text:s/></text:span><text:span text:style-name="T25_7">direction</text:span><text:span text:style-name="T25_8"><text:s/></text:span><text:span text:style-name="T25_9">left</text:span><text:span text:style-name="T25_10">/</text:span><text:span text:style-name="T25_11">right</text:span></text:p>
          </table:table-cell>
        </table:table-row>
        <table:table-row table:style-name="Row6">
          <table:table-cell table:style-name="Cell11">
            <text:p text:style-name="P26"><text:span text:style-name="T26_1">Player</text:span><text:span text:style-name="T26_2"><text:s/></text:span><text:span text:style-name="T26_3">releases</text:span><text:span text:style-name="T26_4"><text:s/></text:span><text:span text:style-name="T26_5">forward</text:span><text:span text:style-name="T26_6"><text:s/></text:span><text:span text:style-name="T26_7">key</text:span></text:p>
          </table:table-cell>
          <table:table-cell table:style-name="Cell12">
            <text:p text:style-name="P27"/>
          </table:table-cell>
        </table:table-row>
        <table:table-row table:style-name="Row7">
          <table:table-cell table:style-name="Cell13">
            <text:p text:style-name="P28"/>
          </table:table-cell>
          <table:table-cell table:style-name="Cell14">
            <text:p text:style-name="P29"><text:span text:style-name="T29_1">Decrease</text:span><text:span text:style-name="T29_2"><text:s/></text:span><text:span text:style-name="T29_3">movement</text:span><text:span text:style-name="T29_4"><text:s/></text:span><text:span text:style-name="T29_5">speed</text:span><text:span text:style-name="T29_6">.</text:span></text:p>
            <text:p text:style-name="P30"><text:span text:style-name="T30_1">If</text:span><text:span text:style-name="T30_2"><text:s/></text:span><text:span text:style-name="T30_3">movement</text:span><text:span text:style-name="T30_4"><text:s/></text:span><text:span text:style-name="T30_5">speed</text:span><text:span text:style-name="T30_6"><text:s/></text:span><text:span text:style-name="T30_7">reaches</text:span><text:span text:style-name="T30_8"><text:s/>0<text:s/></text:span><text:span text:style-name="T30_9">stop</text:span><text:span text:style-name="T30_10"><text:s/></text:span><text:span text:style-name="T30_11">updating</text:span><text:span text:style-name="T30_12"><text:s/></text:span><text:span text:style-name="T30_13">movement</text:span><text:span text:style-name="T30_14"><text:s/></text:span><text:span text:style-name="T30_15">direction</text:span><text:span text:style-name="T30_16"><text:s/></text:span><text:span text:style-name="T30_17">left</text:span><text:span text:style-name="T30_18">/</text:span><text:span text:style-name="T30_19">right</text:span></text:p>
          </table:table-cell>
        </table:table-row>
        <table:table-row table:style-name="Row8">
          <table:table-cell table:style-name="Cell15">
            <text:p text:style-name="P31"><text:span text:style-name="T31_1">Player</text:span><text:span text:style-name="T31_2"><text:s/></text:span><text:span text:style-name="T31_3">releases</text:span><text:span text:style-name="T31_4"><text:s/></text:span><text:span text:style-name="T31_5">left</text:span><text:span text:style-name="T31_6">-/</text:span><text:span text:style-name="T31_7">right</text:span><text:span text:style-name="T31_8"><text:s/></text:span><text:span text:style-name="T31_9">key</text:span><text:span text:style-name="T31_10"><text:s/></text:span></text:p>
          </table:table-cell>
          <table:table-cell table:style-name="Cell16">
            <text:p text:style-name="P32"/>
          </table:table-cell>
        </table:table-row>
        <table:table-row table:style-name="Row9">
          <table:table-cell table:style-name="Cell17">
            <text:p text:style-name="P33"/>
          </table:table-cell>
          <table:table-cell table:style-name="Cell18">
            <text:p text:style-name="P34"><text:span text:style-name="T34_1">Stop</text:span><text:span text:style-name="T34_2"><text:s/></text:span><text:span text:style-name="T34_3">updating</text:span><text:span text:style-name="T34_4"><text:s/></text:span><text:span text:style-name="T34_5">movement</text:span><text:span text:style-name="T34_6"><text:s/></text:span><text:span text:style-name="T34_7">direction</text:span><text:span text:style-name="T34_8"><text:s/></text:span><text:span text:style-name="T34_9">left</text:span><text:span text:style-name="T34_10">/</text:span><text:span text:style-name="T34_11">right</text:span><text:span text:style-name="T34_12">.</text:span></text:p>
          </table:table-cell>
        </table:table-row>
      </table:table>
      <text:p text:style-name="P35"/>
      <text:p text:style-name="P36"><text:span text:style-name="T36_1">Alternate</text:span><text:span text:style-name="T36_2"><text:s/></text:span><text:span text:style-name="T36_3">flow</text:span><text:span text:style-name="T36_4"><text:s/></text:span></text:p>
      <text:p text:style-name="P37"><text:span text:style-name="T37_1">If</text:span><text:span text:style-name="T37_2"><text:s/></text:span><text:span text:style-name="T37_3">other</text:span><text:span text:style-name="T37_4"><text:s/></text:span><text:span text:style-name="T37_5">player</text:span><text:span text:style-name="T37_6">’</text:span><text:span text:style-name="T37_7">s</text:span><text:span text:style-name="T37_8"><text:s/></text:span><text:span text:style-name="T37_9">unit</text:span><text:span text:style-name="T37_10"><text:s/></text:span><text:span text:style-name="T37_11">is</text:span><text:span text:style-name="T37_12"><text:s/></text:span><text:span text:style-name="T37_13">in</text:span><text:span text:style-name="T37_14"><text:s/></text:span><text:span text:style-name="T37_15">the</text:span><text:span text:style-name="T37_16"><text:s/></text:span><text:span text:style-name="T37_17">way</text:span><text:span text:style-name="T37_18">.<text:s/></text:span><text:span text:style-name="T37_19">See</text:span><text:span text:style-name="T37_20"><text:s/></text:span><text:span text:style-name="T37_21">UC</text:span><text:span text:style-name="T37_22">:<text:s/></text:span><text:span text:style-name="T37_23">Collide</text:span><text:span text:style-name="T37_24">.</text:span></text:p>
      <text:p text:style-name="P38"><text:span text:style-name="T38_1">If</text:span><text:span text:style-name="T38_2"><text:s/></text:span><text:span text:style-name="T38_3">movement</text:span><text:span text:style-name="T38_4"><text:s/></text:span><text:span text:style-name="T38_5">speed</text:span><text:span text:style-name="T38_6"><text:s/></text:span><text:span text:style-name="T38_7">is</text:span><text:span text:style-name="T38_8"><text:s/>0<text:s/></text:span><text:span text:style-name="T38_9">and</text:span><text:span text:style-name="T38_10"><text:s/></text:span><text:span text:style-name="T38_11">player</text:span><text:span text:style-name="T38_12"><text:s/></text:span><text:span text:style-name="T38_13">holds</text:span><text:span text:style-name="T38_14"><text:s/></text:span><text:span text:style-name="T38_15">left</text:span><text:span text:style-name="T38_16">-/</text:span><text:span text:style-name="T38_17">rightkey</text:span><text:span text:style-name="T38_18"><text:s/></text:span><text:span text:style-name="T38_19">nothing</text:span><text:span text:style-name="T38_20"><text:s/></text:span><text:span text:style-name="T38_21">happens</text:span><text:span text:style-name="T38_22">.</text:span></text:p>
      <text:p text:style-name="P39"><text:span text:style-name="T39_1">If</text:span><text:span text:style-name="T39_2"><text:s/></text:span><text:span text:style-name="T39_3">player</text:span><text:span text:style-name="T39_4"><text:s/></text:span><text:span text:style-name="T39_5">navigates</text:span><text:span text:style-name="T39_6"><text:s/></text:span><text:span text:style-name="T39_7">over</text:span><text:span text:style-name="T39_8"><text:s/></text:span><text:span text:style-name="T39_9">a</text:span><text:span text:style-name="T39_10"><text:s/></text:span><text:span text:style-name="T39_11">pickable</text:span><text:span text:style-name="T39_12"><text:s/></text:span><text:span text:style-name="T39_13">item</text:span><text:span text:style-name="T39_14">,<text:s/></text:span><text:span text:style-name="T39_15">see</text:span><text:span text:style-name="T39_16"><text:s/></text:span><text:span text:style-name="T39_17">UC</text:span><text:span text:style-name="T39_18">:<text:s/></text:span><text:span text:style-name="T39_19">PickupItem</text:span><text:span text:style-name="T39_20">.</text:span></text:p>
      <text:p text:style-name="P40"><text:span text:style-name="T40_1">If</text:span><text:span text:style-name="T40_2"><text:s/></text:span><text:span text:style-name="T40_3">player</text:span><text:span text:style-name="T40_4"><text:s/></text:span><text:span text:style-name="T40_5">navigates</text:span><text:span text:style-name="T40_6"><text:s/></text:span><text:span text:style-name="T40_7">across</text:span><text:span text:style-name="T40_8"><text:s/></text:span><text:span text:style-name="T40_9">ocean</text:span><text:span text:style-name="T40_10"><text:s/></text:span><text:span text:style-name="T40_11">edge</text:span><text:span text:style-name="T40_12">,<text:s/></text:span><text:span text:style-name="T40_13">the</text:span><text:span text:style-name="T40_14"><text:s/></text:span><text:span text:style-name="T40_15">unit</text:span><text:span text:style-name="T40_16"><text:s/></text:span><text:span text:style-name="T40_17">appears</text:span><text:span text:style-name="T40_18"><text:s/></text:span><text:span text:style-name="T40_19">on</text:span><text:span text:style-name="T40_20"><text:s/></text:span><text:span text:style-name="T40_21">the</text:span><text:span text:style-name="T40_22"><text:s/></text:span><text:span text:style-name="T40_23">other</text:span><text:span text:style-name="T40_24"><text:s/></text:span><text:span text:style-name="T40_25">side</text:span><text:span text:style-name="T40_26">.</text:span></text:p>
      <text:p text:style-name="P41"><text:span text:style-name="T41_1">Exeptional</text:span><text:span text:style-name="T41_2"><text:s/></text:span><text:span text:style-name="T41_3">flow</text:span><text:span text:style-name="T41_4"><text:s/></text:span></text:p>
      <text:p text:style-name="P42"><text:span text:style-name="T42_1">No</text:span><text:span text:style-name="T42_2"><text:s/></text:span><text:span text:style-name="T42_3">exception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212cm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212cm" style:writing-mode="lr-tb"/>
      <style:text-properties fo:font-style="italic" style:font-style-asian="italic" style:font-style-complex="italic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212cm" style:writing-mode="lr-tb"/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